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C882EE95154B50C2B6.png" manifest:media-type="image/png"/>
  <manifest:file-entry manifest:full-path="Pictures/10000201000000C8000000C80BCC0C93D3EA1199.png" manifest:media-type="image/png"/>
  <manifest:file-entry manifest:full-path="Pictures/10000201000000C8000000C86154976B6624E7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örüntü1" text:anchor-type="paragraph" svg:width="2cm" svg:height="2cm" draw:z-index="0"><draw:image xlink:href="Pictures/10000201000000C8000000C80BCC0C93D3EA1199.png" xlink:type="simple" xlink:show="embed" xlink:actuate="onLoad" loext:mime-type="image/png"/></draw:frame><draw:frame draw:style-name="fr2" draw:name="Görüntü2" text:anchor-type="paragraph" svg:width="2cm" svg:height="2cm" draw:z-index="1"><draw:image xlink:href="Pictures/10000201000000C8000000C882EE95154B50C2B6.png" xlink:type="simple" xlink:show="embed" xlink:actuate="onLoad" loext:mime-type="image/png"/></draw:frame><draw:frame draw:style-name="fr3" draw:name="Görüntü3" text:anchor-type="paragraph" svg:width="2cm" svg:height="2cm" draw:z-index="2"><draw:image xlink:href="Pictures/10000201000000C8000000C86154976B6624E792.png" xlink:type="simple" xlink:show="embed" xlink:actuate="onLoad" loext:mime-type="image/png"/></draw:frame><draw:frame draw:style-name="fr4" draw:name="Görüntü4" text:anchor-type="paragraph" svg:y="3.5cm" svg:width="2cm" svg:height="2cm" draw:z-index="3"><draw:image xlink:href="Pictures/10000201000000C8000000C86154976B6624E792.png" xlink:type="simple" xlink:show="embed" xlink:actuate="onLoad" loext:mime-type="image/png"/></draw:frame><draw:frame draw:style-name="fr5" draw:name="Görüntü5" text:anchor-type="paragraph" svg:y="3.5cm" svg:width="2cm" svg:height="2cm" draw:z-index="4"><draw:image xlink:href="Pictures/10000201000000C8000000C882EE95154B50C2B6.png" xlink:type="simple" xlink:show="embed" xlink:actuate="onLoad" loext:mime-type="image/png"/></draw:frame><draw:frame draw:style-name="fr6" draw:name="Görüntü6" text:anchor-type="paragraph" svg:y="3.5cm" svg:width="2cm" svg:height="2cm" draw:z-index="5"><draw:image xlink:href="Pictures/10000201000000C8000000C80BCC0C93D3EA1199.png" xlink:type="simple" xlink:show="embed" xlink:actuate="onLoad" loext:mime-type="image/png"/></draw:frame><draw:frame draw:style-name="fr4" draw:name="Görüntü7" text:anchor-type="paragraph" svg:y="7.5cm" svg:width="2cm" svg:height="2cm" draw:z-index="6"><draw:image xlink:href="Pictures/10000201000000C8000000C86154976B6624E792.png" xlink:type="simple" xlink:show="embed" xlink:actuate="onLoad" loext:mime-type="image/png"/></draw:frame><draw:frame draw:style-name="fr5" draw:name="Görüntü8" text:anchor-type="paragraph" svg:y="7.5cm" svg:width="2cm" svg:height="2cm" draw:z-index="7"><draw:image xlink:href="Pictures/10000201000000C8000000C882EE95154B50C2B6.png" xlink:type="simple" xlink:show="embed" xlink:actuate="onLoad" loext:mime-type="image/png"/></draw:frame><draw:frame draw:style-name="fr6" draw:name="Görüntü9" text:anchor-type="paragraph" svg:y="7.5cm" svg:width="2cm" svg:height="2cm" draw:z-index="8"><draw:image xlink:href="Pictures/10000201000000C8000000C80BCC0C93D3EA1199.png" xlink:type="simple" xlink:show="embed" xlink:actuate="onLoad" loext:mime-type="image/png"/></draw:frame><draw:frame draw:style-name="fr4" draw:name="Görüntü10" text:anchor-type="paragraph" svg:y="12.501cm" svg:width="2cm" svg:height="2cm" draw:z-index="9"><draw:image xlink:href="Pictures/10000201000000C8000000C86154976B6624E792.png" xlink:type="simple" xlink:show="embed" xlink:actuate="onLoad" loext:mime-type="image/png"/></draw:frame><draw:frame draw:style-name="fr5" draw:name="Görüntü11" text:anchor-type="paragraph" svg:y="12.501cm" svg:width="2cm" svg:height="2cm" draw:z-index="10"><draw:image xlink:href="Pictures/10000201000000C8000000C882EE95154B50C2B6.png" xlink:type="simple" xlink:show="embed" xlink:actuate="onLoad" loext:mime-type="image/png"/></draw:frame><draw:frame draw:style-name="fr6" draw:name="Görüntü12" text:anchor-type="paragraph" svg:y="12.501cm" svg:width="2cm" svg:height="2cm" draw:z-index="11"><draw:image xlink:href="Pictures/10000201000000C8000000C80BCC0C93D3EA1199.png" xlink:type="simple" xlink:show="embed" xlink:actuate="onLoad" loext:mime-type="image/png"/></draw:frame><draw:frame draw:style-name="fr4" draw:name="Görüntü13" text:anchor-type="paragraph" svg:y="17cm" svg:width="2cm" svg:height="2cm" draw:z-index="12"><draw:image xlink:href="Pictures/10000201000000C8000000C86154976B6624E792.png" xlink:type="simple" xlink:show="embed" xlink:actuate="onLoad" loext:mime-type="image/png"/></draw:frame><draw:frame draw:style-name="fr5" draw:name="Görüntü14" text:anchor-type="paragraph" svg:y="17cm" svg:width="2cm" svg:height="2cm" draw:z-index="13"><draw:image xlink:href="Pictures/10000201000000C8000000C882EE95154B50C2B6.png" xlink:type="simple" xlink:show="embed" xlink:actuate="onLoad" loext:mime-type="image/png"/></draw:frame><draw:frame draw:style-name="fr6" draw:name="Görüntü15" text:anchor-type="paragraph" svg:y="17cm" svg:width="2cm" svg:height="2cm" draw:z-index="14"><draw:image xlink:href="Pictures/10000201000000C8000000C80BCC0C93D3EA11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4:55:11.820000000</meta:creation-date>
    <dc:date>2022-01-20T15:02:55.140000000</dc:date>
    <meta:editing-duration>PT7M45S</meta:editing-duration>
    <meta:editing-cycles>1</meta:editing-cycles>
    <meta:document-statistic meta:table-count="0" meta:image-count="15" meta:object-count="0" meta:page-count="1" meta:paragraph-count="0" meta:word-count="0" meta:character-count="0" meta:non-whitespace-character-count="0"/>
    <meta:generator>LibreOffice/6.2.5.2$Windows_X86_64 LibreOffice_project/1ec314fa52f458adc18c4f025c545a4e8b22c159</meta:generator>
  </office:meta>
</office:document-meta>
</file>